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ssier 1 : Audit de l'existant</text:p>
      <text:p text:style-name="Standard"/>
      <text:list xml:id="list1009889861591051252" text:style-name="L1">
        <text:list-item>
          <text:p text:style-name="P1">Quels sont les problèmes au sein de la mairie de V. évoqués par les personnels de la Direction Informatique ?</text:p>
        </text:list-item>
      </text:list>
      <text:p text:style-name="Standard"/>
      <text:p text:style-name="Standard">Mme J.H. constate, comme problème premier, que les utilisateurs/salariés de l'entreprise stockent sur les postes mis à leur disposition, un nombre grandissant de documents (photos, vidéos, mails...) personnels.</text:p>
      <text:p text:style-name="Standard">Ceux ci prennent une grande place sur les disques durs des postes et des serveurs.</text:p>
      <text:p text:style-name="Standard">Mr L.M., adjoint de Mme J.H., a réalisé, à son tour, que les documents pré-cités sont parfois vérolés.</text:p>
      <text:p text:style-name="Standard">Ceci provoque parfois des dysfonctionnements sur les postes. Les utilisateurs ne pensent pas forcement à analyser leurs clés USB ou autres périphériques. Cette erreur d'inattention force à intervenir pour remettre les postes en état.</text:p>
      <text:p text:style-name="Standard">Mr A.K. réalise à son tour que les salariés utilisent le réseau interne pour faire des partages de fichiers personnels, saturant la bande passante.</text:p>
      <text:p text:style-name="Standard">Enfin, Mr DMG demande s'il ne serait pas intéressant de mettre en place une charte informatique, ce qui avait été refusé par son prédécesseur.</text:p>
      <text:p text:style-name="Standard"/>
      <text:p text:style-name="Standard"/>
      <text:list xml:id="list1887988197488860227" text:style-name="L2">
        <text:list-item>
          <text:p text:style-name="P2">Les agents ont ils le droit d'utiliser à des fins personnelles les moyens informatiques mis à leur disposition dans le cadre professionnel ?</text:p>
        </text:list-item>
      </text:list>
      <text:p text:style-name="Standard"/>
      <text:p text:style-name="Standard">Les moyens informatiques sont mis à disposition des salariés pour une exploitation professionnelle. Cependant, la CNIL, le Forum des droits sur Internet et le ministère du travail considèrent qu'il y a possibilité d'une utilisation personnelle, à condition qu'elle demeure dan les limites du raisonnable.</text:p>
      <text:p text:style-name="Standard">Il est conseillé aux employeurs d'autoriser une utilisation raisonnable des moyens informatiques sans pour autant que cette utilisation provoque une diminution des conditions d'accès professionnel au réseau et ne mettant pas en cause la productivité.</text:p>
      <text:p text:style-name="Standard"/>
      <text:p text:style-name="Standard"/>
      <text:list xml:id="list9081158439903521012" text:style-name="L3">
        <text:list-item>
          <text:p text:style-name="P3">Quelle solution est envisagée par Mr DMG pour résoudre les problèmes évoqués ? Expliquer. A qui pourrait être confiée, dans l'organigramme de la ville de V., le pilotage de la mise en œuvre de cette solution ?</text:p>
        </text:list-item>
      </text:list>
      <text:p text:style-name="Standard"/>
      <text:p text:style-name="Standard">La solution envisagée par Mr DMG est de mettre en place une charte informatique ; ce qui permettrait de clarifier les droits et devoirs de chacun et mettre fin aux dysfonctionnements pré-cités.</text:p>
      <text:p text:style-name="Standard">Cette charte pourrait être mise en place par l'administrateur réseau. Il est le plus apte à mettre en place celle ci de par sa connaissance du système d'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hème 5.2<text:tab/>L'obligation d'informer<text:tab/>David Jordan, Gaudet Claire,<text:line-break/><text:tab/><text:tab/>Guitteny Cécile, Hervoche Amaë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5:57:09.81</meta:creation-date>
    <meta:document-statistic meta:table-count="0" meta:image-count="0" meta:object-count="0" meta:page-count="1" meta:paragraph-count="15" meta:word-count="383" meta:character-count="2419"/>
    <dc:date>2013-12-10T17:19:18.50</dc:date>
    <meta:editing-duration>PT1M13S</meta:editing-duration>
    <meta:editing-cycles>1</meta:editing-cycles>
    <meta:generator>OpenOffice/4.0.0$Win32 OpenOffice.org_project/400m3$Build-9702</meta:generator>
  </office:meta>
</office:document-meta>
</file>